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4751" officeooo:paragraph-rsid="00174751" style:font-weight-asian="bold" style:font-weight-complex="bold"/>
    </style:style>
    <style:style style:name="P2" style:family="paragraph" style:parent-style-name="Standard">
      <style:text-properties fo:font-weight="bold" officeooo:rsid="001c0f77" officeooo:paragraph-rsid="001c0f77" style:font-weight-asian="bold" style:font-weight-complex="bold"/>
    </style:style>
    <style:style style:name="P3" style:family="paragraph" style:parent-style-name="Standard">
      <style:text-properties fo:font-weight="normal" officeooo:rsid="00174751" officeooo:paragraph-rsid="00174751" style:font-weight-asian="normal" style:font-weight-complex="normal"/>
    </style:style>
    <style:style style:name="P4" style:family="paragraph" style:parent-style-name="Standard">
      <style:text-properties fo:font-weight="normal" officeooo:rsid="001ed6f0" officeooo:paragraph-rsid="001ed6f0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74751" officeooo:paragraph-rsid="00174751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c0f77" officeooo:paragraph-rsid="001c0f7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ed6f0" officeooo:paragraph-rsid="001ed6f0" style:font-weight-asian="normal" style:font-weight-complex="normal"/>
    </style:style>
    <style:style style:name="P8" style:family="paragraph" style:parent-style-name="Standard">
      <style:text-properties fo:font-weight="normal" officeooo:rsid="001ed6f0" officeooo:paragraph-rsid="001ed6f0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46683" officeooo:paragraph-rsid="00251fe3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7b390" officeooo:paragraph-rsid="0027b390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8e502" officeooo:paragraph-rsid="0028e502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29ae08" officeooo:paragraph-rsid="0029ae08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29e5d9" officeooo:paragraph-rsid="0029e5d9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2ad834" officeooo:paragraph-rsid="002ad834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2b1630" officeooo:paragraph-rsid="002b1630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2cb13e" officeooo:paragraph-rsid="002cb13e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2da479" officeooo:paragraph-rsid="002da479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eeb10" officeooo:paragraph-rsid="002eeb10" style:font-weight-asian="normal" style:font-weight-complex="normal"/>
    </style:style>
    <style:style style:name="P19" style:family="paragraph" style:parent-style-name="Standard">
      <style:text-properties fo:font-weight="bold" officeooo:rsid="0023ae46" officeooo:paragraph-rsid="0023ae46" style:font-weight-asian="bold" style:font-weight-complex="bold"/>
    </style:style>
    <style:style style:name="T1" style:family="text">
      <style:text-properties officeooo:rsid="001a18c5"/>
    </style:style>
    <style:style style:name="T2" style:family="text">
      <style:text-properties officeooo:rsid="0023ae46"/>
    </style:style>
    <style:style style:name="T3" style:family="text">
      <style:text-properties officeooo:rsid="0027b3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 <text:span text:style-name="T1">I</text:span></text:p>
      <text:list xml:id="list8329324370787749702" text:style-name="L1">
        <text:list-item>
          <text:p text:style-name="P5">jet pt → jet-pt : used as such in whole thesis and PAS</text:p>
        </text:list-item>
        <text:list-item>
          <text:p text:style-name="P5">PDF set abb. : in first para </text:p>
        </text:list-item>
      </text:list>
      <text:p text:style-name="P3"/>
      <text:p text:style-name="P2"><text:span text:style-name="T2">Chap 1 : </text:span>Introduction I</text:p>
      <text:list xml:id="list9071225804478706876" text:style-name="L2">
        <text:list-item>
          <text:p text:style-name="P6">Rephrased cross-section proportional</text:p>
        </text:list-item>
        <text:list-item>
          <text:p text:style-name="P7">Added alpha_s part</text:p>
        </text:list-item>
      </text:list>
      <text:p text:style-name="P4"/>
      <text:p text:style-name="P19">Chapter 5 : Measurement I</text:p>
      <text:list xml:id="list2772017424982558158" text:style-name="L3">
        <text:list-item>
          <text:p text:style-name="P9"><text:span text:style-name="T3">P69 : </text:span>Inclusive differential or differential inclusive – order</text:p>
        </text:list-item>
        <text:list-item>
          <text:p text:style-name="P9"><text:span text:style-name="T3">P70 : Range in Ht,2 : 300 &lt;= Ht,2 &lt;= 1680</text:span> </text:p>
        </text:list-item>
        <text:list-item>
          <text:p text:style-name="P10">P70 : data set – checked for others</text:p>
        </text:list-item>
        <text:list-item>
          <text:p text:style-name="P11">P75 : Lumi on diagrams</text:p>
        </text:list-item>
        <text:list-item>
          <text:p text:style-name="P12">P78 : Table : Since we have used on Tight ID</text:p>
        </text:list-item>
        <text:list-item>
          <text:p text:style-name="P13">P81 : Rephrased</text:p>
        </text:list-item>
        <text:list-item>
          <text:p text:style-name="P14">P91 : D’Agostini Bayesian ?</text:p>
        </text:list-item>
        <text:list-item>
          <text:p text:style-name="P15">P94 : migration of ?</text:p>
        </text:list-item>
        <text:list-item>
          <text:p text:style-name="P16">P97 : well closure ?</text:p>
        </text:list-item>
        <text:list-item>
          <text:p text:style-name="P17">P100 : million in number ?</text:p>
        </text:list-item>
        <text:list-item>
          <text:p text:style-name="P18">P103 : Name of sources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9:35:53.300157012</meta:creation-date>
    <dc:date>2018-03-02T17:52:45.856739972</dc:date>
    <meta:editing-duration>PT9H48M23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24" meta:character-count="563" meta:non-whitespace-character-count="467"/>
  </office:meta>
</office:document-meta>
</file>